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25-10-23 0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25-08-06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25-04-10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25-01-0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24-10-17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24-07-18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24-04-0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24-01-1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23-10-1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23-07-20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23-04-11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23-02-02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22-11-18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22-08-04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22-04-2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22-01-13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21-10-08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21-07-2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21-04-02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21-02-09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20-11-13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20-06-10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20-01-11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19-10-17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19-07-18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19-04-25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19-01-1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18-10-04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18-07-2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17-10-18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17-07-0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17-04-20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16-10-0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16-07-1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16-04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16-0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15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15-07-23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15-07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15-04-2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15-0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14-10-29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14-08-01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14-04-1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13-12-20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13-08-0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13-04-1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12-11-0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12-04-19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11-10-27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11-04-22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10-05-1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10-01-2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9-03-0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8-08-06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8-04-29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8-02-06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7-10-30 2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7-09-2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7-06-0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7-02-1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6-09-1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6-05-3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6-04-1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6-02-1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6-01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5-11-09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5-07-27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5-03-3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4-09-2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4-02-03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3-10-16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3-07-1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3-04-3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3-01-1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2-12-1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2-10-1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2-08-07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2-03-2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2-01-16 0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1-11-0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1-07-1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1-05-01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1-01-25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0-10-2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0-08-2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0-06-1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0-04-2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2000-02-17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1999-11-1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1999-09-2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1999-06-1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1999-04-07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1999-0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1998-11-1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1998-10-21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1998-09-16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1998-08-19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S0001252</text:p>
          </table:table-cell>
          <table:table-cell office:value-type="string" calcext:value-type="string">
            <text:p>28S/14W-05BBA</text:p>
          </table:table-cell>
          <table:table-cell office:value-type="string" calcext:value-type="string">
            <text:p>1998-07-2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54" meta:object-count="0"/>
    <meta:user-defined meta:name="AppVersion">3.0</meta:user-defined>
  </office:meta>
</office:document-meta>
</file>